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fo:background-color="#ff99ff" style:font-weight-asian="normal" style:font-weight-complex="normal"/>
    </style:style>
    <style:style style:name="P3" style:family="paragraph" style:parent-style-name="Standard" style:list-style-name="L1">
      <style:text-properties fo:background-color="#9999ff"/>
    </style:style>
    <style:style style:name="P4" style:family="paragraph" style:parent-style-name="Standard" style:list-style-name="L1">
      <style:text-properties fo:background-color="#66ff99"/>
    </style:style>
    <style:style style:name="P5" style:family="paragraph" style:parent-style-name="Standard" style:list-style-name="L1">
      <style:text-properties fo:background-color="#ffff66"/>
    </style:style>
    <style:style style:name="P6" style:family="paragraph" style:parent-style-name="Standard" style:list-style-name="L1">
      <style:text-properties fo:background-color="#99ff99"/>
    </style:style>
    <style:style style:name="P7" style:family="paragraph" style:parent-style-name="Standard" style:list-style-name="L1">
      <style:text-properties fo:background-color="#ff66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#ffff66" loext:char-shading-value="0"/>
    </style:style>
    <style:style style:name="T3" style:family="text">
      <style:text-properties fo:font-variant="normal" fo:text-transform="none" fo:color="#222222" style:font-name="Times New Roman" fo:font-size="12pt" fo:letter-spacing="normal" fo:font-style="normal" fo:font-weight="normal" fo:background-color="#cccc99" style:font-size-asian="12pt" style:font-size-complex="12pt"/>
    </style:style>
    <style:style style:name="T4" style:family="text">
      <style:text-properties fo:font-variant="normal" fo:text-transform="none" fo:color="#222222" style:font-name="Times New Roman" fo:font-size="12pt" fo:letter-spacing="normal" fo:background-color="#cccc99" style:font-size-asian="12pt" style:font-size-complex="12pt"/>
    </style:style>
    <style:style style:name="T5" style:family="text">
      <style:text-properties fo:font-variant="normal" fo:text-transform="none" fo:color="#0b0080" style:text-line-through-style="none" style:font-name="Times New Roman" fo:font-size="12pt" fo:letter-spacing="normal" fo:font-style="normal" style:text-underline-style="none" fo:font-weight="normal" style:text-blinking="false" fo:background-color="#cccc99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térie :</text:p>
      <text:list xml:id="list6229215152880690181" text:style-name="L1">
        <text:list-item>
          <text:p text:style-name="P2">procaryote</text:p>
        </text:list-item>
        <text:list-item>
          <text:p text:style-name="P2">formes :</text:p>
          <text:list>
            <text:list-item>
              <text:p text:style-name="P2">sphérique (coque)</text:p>
            </text:list-item>
            <text:list-item>
              <text:p text:style-name="P2">bâtonnet (bacille)</text:p>
            </text:list-item>
            <text:list-item>
              <text:p text:style-name="P2">hélicoïdale </text:p>
            </text:list-item>
          </text:list>
        </text:list-item>
        <text:list-item>
          <text:p text:style-name="P3"><text:span text:style-name="T1">« </text:span>Les différentes formes de bactéries peuvent influencer leur capacité d’acquérir des nutriments, de s’attacher aux surfaces, de nager dans un liquide et d’échapper à la prédation. »</text:p>
        </text:list-item>
        <text:list-item>
          <text:p text:style-name="P3">seules, en paire ou en chaîne</text:p>
        </text:list-item>
        <text:list-item>
          <text:p text:style-name="P3">« Les bactéries possèdent un <text:a xlink:type="simple" xlink:href="https://fr.wikipedia.org/wiki/Chromosome" text:style-name="Internet_20_link" text:visited-style-name="Visited_20_Internet_20_Link">chromosome</text:a> généralement unique et circulaire (mais il y a des exceptions) qui porte la majorité des <text:a xlink:type="simple" xlink:href="https://fr.wikipedia.org/wiki/Gène" text:style-name="Internet_20_link" text:visited-style-name="Visited_20_Internet_20_Link">gènes</text:a>. Certains gènes ayant des fonctions particulières (résistance à un antibiotique, un prédateur, adaptation physiologique au milieu, etc.) sont cependant localisés sur des petites sections d'<text:a xlink:type="simple" xlink:href="https://fr.wikipedia.org/wiki/ADN" text:style-name="Internet_20_link" text:visited-style-name="Visited_20_Internet_20_Link">ADN</text:a> circulaire libres appelées <text:a xlink:type="simple" xlink:href="https://fr.wikipedia.org/wiki/Plasmide" text:style-name="Internet_20_link" text:visited-style-name="Visited_20_Internet_20_Link">plasmides</text:a>. »</text:p>
        </text:list-item>
        <text:list-item>
          <text:p text:style-name="P3">stress</text:p>
        </text:list-item>
        <text:list-item>
          <text:p text:style-name="P4">« Le plus souvent, les maladies bactériennes mortelles sont les infections respiratoires »</text:p>
        </text:list-item>
        <text:list-item>
          <text:p text:style-name="P4">troubles respiratoires ou intestinaux </text:p>
        </text:list-item>
        <text:list-item>
          <text:p text:style-name="P4">infection d'une blessure </text:p>
        </text:list-item>
        <text:list-item>
          <text:p text:style-name="P4"><text:a xlink:type="simple" xlink:href="https://fr.wikipedia.org/wiki/Antibiotique" text:style-name="Internet_20_link" text:visited-style-name="Visited_20_Internet_20_Link"><text:span text:style-name="T2">antibiotiques</text:span></text:a><text:span text:style-name="T2">, qui le plus souvent inhibent une de leurs fonctions vitales </text:span></text:p>
          <text:list>
            <text:list-item>
              <text:p text:style-name="P4"><text:span text:style-name="T2">bloque la synthèse de la paroi cellulaire </text:span><text:span text:style-name="T2">(</text:span><text:span text:style-name="T2">la </text:span><text:a xlink:type="simple" xlink:href="https://fr.wikipedia.org/wiki/Pénicilline" text:style-name="Internet_20_link" text:visited-style-name="Visited_20_Internet_20_Link"><text:span text:style-name="T2">pénicilline</text:span></text:a><text:span text:style-name="T2">)</text:span></text:p>
            </text:list-item>
            <text:list-item>
              <text:p text:style-name="P5">de l'ADN</text:p>
            </text:list-item>
            <text:list-item>
              <text:p text:style-name="P5">des protéines</text:p>
            </text:list-item>
            <text:list-item>
              <text:p text:style-name="P5">de la production d'énergie</text:p>
            </text:list-item>
          </text:list>
        </text:list-item>
        <text:list-item>
          <text:p text:style-name="P6">3 types de bactéries</text:p>
          <text:list>
            <text:list-item>
              <text:p text:style-name="P6">Obligatoire, ne peut survivre en dehors de son hôte</text:p>
            </text:list-item>
            <text:list-item>
              <text:p text:style-name="P6">Accidentel, présent dans la nature. Blessure…</text:p>
            </text:list-item>
            <text:list-item>
              <text:p text:style-name="P6">Opportunistes, organisme malade ou fatigué</text:p>
            </text:list-item>
          </text:list>
        </text:list-item>
        <text:list-item>
          <text:p text:style-name="P6">l'évolution de l'infection bactérienne dépend de :</text:p>
          <text:list>
            <text:list-item>
              <text:p text:style-name="P6">nombre de bactéries</text:p>
            </text:list-item>
            <text:list-item>
              <text:p text:style-name="P6">sa virulence </text:p>
            </text:list-item>
            <text:list-item>
              <text:p text:style-name="P6">les défenses de l'organisme (degré de résistance)</text:p>
            </text:list-item>
          </text:list>
        </text:list-item>
        <text:list-item>
          <text:p text:style-name="P6">nécessité d'adhérer à un tissu</text:p>
        </text:list-item>
        <text:list-item>
          <text:p text:style-name="P6">se répandre</text:p>
          <text:list>
            <text:list-item>
              <text:p text:style-name="P6">l'endocytose permet de pénétrer une cellule</text:p>
            </text:list-item>
            <text:list-item>
              <text:p text:style-name="P6">passer entre les cellules des muqueuses</text:p>
            </text:list-item>
          </text:list>
        </text:list-item>
        <text:list-item>
          <text:p text:style-name="P6">produire des substances (toxines), nuisibles</text:p>
        </text:list-item>
        <text:list-item>
          <text:p text:style-name="P7">phagocytes</text:p>
        </text:list-item>
        <text:list-item>
          <text:p text:style-name="P7">anticorps</text:p>
        </text:list-item>
        <text:list-item>
          <text:p text:style-name="P7"><text:span text:style-name="T3">Assez fragile dans les milieux extérieurs, ce germe se transmet surtout par les particules de </text:span><text:a xlink:type="simple" xlink:href="https://fr.wikipedia.org/wiki/Salive" text:style-name="Internet_20_link" text:visited-style-name="Visited_20_Internet_20_Link"><text:span text:style-name="T5">salive</text:span></text:a><text:span text:style-name="T4"> </text:span><text:span text:style-name="T3">des malades et </text:span><text:a xlink:type="simple" xlink:href="https://fr.wikipedia.org/wiki/Porteur_sain" text:style-name="Internet_20_link" text:visited-style-name="Visited_20_Internet_20_Link"><text:span text:style-name="T5">porteurs sains</text:span></text:a><text:span text:style-name="T4"> </text:span><text:span text:style-name="T3">par </text:span><text:a xlink:type="simple" xlink:href="https://fr.wikipedia.org/wiki/Contagion#Types_de_contagion" text:style-name="Internet_20_link" text:visited-style-name="Visited_20_Internet_20_Link"><text:span text:style-name="T5">contact direct ou indirect</text:span></text:a><text:span text:style-name="T4"> </text:span><text:span text:style-name="T3">avec les </text:span><text:a xlink:type="simple" xlink:href="https://fr.wikipedia.org/wiki/Mucus" text:style-name="Internet_20_link" text:visited-style-name="Visited_20_Internet_20_Link"><text:span text:style-name="T5">sécrétions du nez</text:span></text:a><text:span text:style-name="T4"> </text:span><text:span text:style-name="T3">ou de la gorge d’un porteur (baiser, </text:span><text:a xlink:type="simple" xlink:href="https://fr.wikipedia.org/wiki/Toux" text:style-name="Internet_20_link" text:visited-style-name="Visited_20_Internet_20_Link"><text:span text:style-name="T5">toux</text:span></text:a><text:span text:style-name="T3">, </text:span><text:a xlink:type="simple" xlink:href="https://fr.wikipedia.org/wiki/Éternuement" text:style-name="Internet_20_link" text:visited-style-name="Visited_20_Internet_20_Link"><text:span text:style-name="T5">éternuements</text:span></text:a><text:span text:style-name="T3">)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5T11:31:33.82</meta:creation-date>
    <meta:editing-duration>P1DT5H24M30S</meta:editing-duration>
    <meta:editing-cycles>3</meta:editing-cycles>
    <meta:generator>OpenOffice/4.1.5$Win32 OpenOffice.org_project/415m1$Build-9789</meta:generator>
    <dc:date>2018-04-16T17:15:27.21</dc:date>
    <dc:creator>Silène Godard-Cadillac</dc:creator>
    <meta:document-statistic meta:table-count="0" meta:image-count="0" meta:object-count="0" meta:page-count="1" meta:paragraph-count="34" meta:word-count="287" meta:character-count="1745"/>
  </office:meta>
</office:document-meta>
</file>